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list-style-name="WW8Num41"/>
    <style:style style:name="P4" style:family="paragraph" style:list-style-name="WW8Num41"/>
    <style:style style:name="P5" style:family="paragraph" style:parent-style-name="Text_20_body_20__28_user_29_">
      <style:text-properties style:language-asian="fr" style:country-asian="FR" style:language-complex="ar" style:country-complex="SA"/>
    </style:style>
    <style:style style:name="P6" style:family="paragraph">
      <style:text-properties style:language-asian="fr" style:country-asian="FR" style:language-complex="ar" style:country-complex="SA"/>
    </style:style>
    <style:style style:name="P7" style:family="paragraph" style:parent-style-name="perso_5f_sous-titre1">
      <style:text-properties style:font-name="Times New Roman"/>
    </style:style>
    <style:style style:name="P8" style:family="paragraph" style:parent-style-name="perso_5f_sous-titre1">
      <style:paragraph-properties fo:margin-left="0.6cm" fo:margin-right="0cm" fo:text-indent="0.63cm" style:auto-text-indent="false"/>
      <style:text-properties fo:color="#000000" style:font-name="Times New Roman"/>
    </style:style>
    <style:style style:name="P9" style:family="paragraph" style:parent-style-name="perso_5f_sous-titre1">
      <style:paragraph-properties fo:margin-left="0cm" fo:margin-right="0cm" fo:text-indent="0cm" style:auto-text-indent="false"/>
      <style:text-properties fo:color="#000000" style:font-name="Times New Roman"/>
    </style:style>
    <style:style style:name="P10" style:family="paragraph" style:parent-style-name="Paragraphe_20_de_20_liste" style:list-style-name="WW8Num41"/>
    <style:style style:name="P11" style:family="paragraph" style:list-style-name="WW8Num33">
      <style:text-properties fo:color="#000000" style:font-name="Times New Roman" fo:language="fr" fo:country="FR" style:language-asian="fr" style:country-asian="FR" style:language-complex="ar" style:country-complex="SA"/>
    </style:style>
    <style:style style:name="P12" style:family="paragraph" style:list-style-name="WW8Num41">
      <style:text-properties fo:color="#000000" style:font-name="Times New Roman" fo:language="fr" fo:country="FR" style:language-asian="fr" style:country-asian="FR" style:language-complex="ar" style:country-complex="SA"/>
    </style:style>
    <style:style style:name="T1" style:family="text">
      <style:text-properties fo:color="#000000"/>
    </style:style>
    <style:style style:name="T2" style:family="text">
      <style:text-properties fo:color="#000000" style:font-name="Times New Roman" fo:language="fr" fo:country="FR" style:language-asian="fr" style:country-asian="FR" style:language-complex="ar" style:country-complex="SA"/>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style:font-size-asian="11pt" style:language-asian="fr" style:country-asian="FR" style:font-name-complex="Arial" style:font-size-complex="11pt" style:language-complex="ar" style:country-complex="SA"/>
    </style:style>
    <style:style style:name="T5" style:family="text">
      <style:text-properties style:language-asian="fr" style:country-asian="FR" style:language-complex="ar" style:country-complex="SA"/>
    </style:style>
    <style:style style:name="T6" style:family="text">
      <style:text-properties fo:font-size="16pt" style:font-size-asian="16pt" style:font-size-complex="16pt"/>
    </style:style>
    <style:style style:name="T7" style:family="text">
      <style:text-properties fo:font-size="16pt" style:font-size-asian="16pt" style:language-asian="fr" style:country-asian="FR" style:font-size-complex="16pt" style:language-complex="ar" style:country-complex="SA"/>
    </style:style>
    <style:style style:name="T8" style:family="text">
      <style:text-properties fo:font-size="16pt" fo:font-weight="bold" style:font-size-asian="16pt" style:language-asian="fr" style:country-asian="FR" style:font-weight-asian="bold" style:font-size-complex="16pt" style:language-complex="ar" style:country-complex="SA"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normal" style:font-weight-asian="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0pt"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6pt" fo:font-weight="normal" style:font-size-asian="6pt" style:font-weight-asian="normal" style:font-size-complex="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Analyse de l'existant :</text:p>
      <text:p text:style-name="Standard"/>
      <text:p text:style-name="Default">L’inscription est composée de trois étapes :</text:p>
      <text:p text:style-name="Default"><text:s/></text:p>
      <text:p text:style-name="Default"><text:tab/>La première consiste à participer à une session d’information collective qui se déroule une à deux fois par mois, un mercredi à 14 heures pour une durée de 2 heures dans la salle de réunion de l’association PARTAGE. Cette session est animée par un formateur et à laquelle participe un groupe d’une dizaine de DE. L’objectif principal de cette étape est de permettre d’une part aux DE d’être informés sur l’association et son fonctionnement et d’autre part à l’équipe de faire une première évaluation des DE. A l’issue de cette session, si le DE est encore intéressé par les services proposés, il prendra un rendez-vous pour un entretien individuel.</text:p>
      <text:p text:style-name="Default"><text:s/></text:p>
      <text:p text:style-name="Default"><text:tab/>La deuxième étape est un entretien individuel, pour une heure en présence d’un formateur et du DE, où il y aura une évaluation sur le degré de motivation du demandeur d’emploi pour travailler dans les emplois familiaux (ménage, repassage, etc.), repérer les contraintes concernant le métier, leur faire prendre conscience de l’importance de se former, d’être évalué en milieu de travail, de repérer leurs points forts et leurs points faibles, etc.</text:p>
      <text:p text:style-name="Default"><text:s/></text:p>
      <text:p text:style-name="Default"><text:tab/>Suite à cet entretien il y aura une troisième étape où il y a négociation des dossiers lors de la réunion d’équipe et validation des dossiers des DE qui vont suivre la suite du parcours toute en précisant les formations et évaluations qui lui seront proposées avant la mise à disposition. </text:p>
      <text:p text:style-name="Default"/>
      <text:p text:style-name="Default"/>
      <text:h text:style-name="Heading_20_1" text:outline-level="1">Contraintes</text:h>
      <text:p text:style-name="P7"><text:span text:style-name="T1">a) Charge de travail</text:span> </text:p>
      <text:p text:style-name="P5"><text:tab/><text:tab/>Le projet se déroulera sur une période de ?? semaines, sachant qu'un étudiant doit travailler en moyenne 3 heures par semaine et qu'un groupe est composé de 4 étudiants, un groupe devra travailler au minimum ?? heures</text:p>
      <text:p text:style-name="Text_20_body_20__28_user_29_"><text:span text:style-name="T5"><text:tab/></text:span><text:span text:style-name="T8">b) Coté client</text:span><text:span text:style-name="T5"><text:line-break/><text:tab/><text:tab/>Le projet doit être complet et réalisé le temps imparti.</text:span></text:p>
      <text:p text:style-name="P5"><text:tab/><text:tab/>L'application livré doit être simple d’utilisation et de compréhension.</text:p>
      <text:p text:style-name="P5"><text:tab/><text:tab/>Le code source du site web devra être clair, propre et commenté.</text:p>
      <text:p text:style-name="P5"><text:tab/><text:span text:style-name="T9">c) Coté technique</text:span></text:p>
      <text:p text:style-name="Text_20_body_20__28_user_29_"><text:span text:style-name="T5"><text:tab/><text:tab/>Nous utiliserons teamlab comme plateforme de travaille collectif.</text:span></text:p>
      <text:p text:style-name="Text_20_body_20__28_user_29_"><text:span text:style-name="T5"><text:tab/><text:tab/>Le langage utilisé sera android.</text:span></text:p>
      <text:p text:style-name="Text_20_body_20__28_user_29_"><text:span text:style-name="T5"><text:tab/><text:tab/>L'application devra respecter le code de la propriété intellectuelle ainsi que toutes <text:tab/><text:tab/>lois en vigueur en France à ce jour.<text:line-break/></text:span></text:p>
      <text:p text:style-name="Text_20_body_20__28_user_29_"><text:span text:style-name="T5"><text:line-break/></text:span><text:span text:style-name="T8">Risques</text:span></text:p>
      <text:p text:style-name="Text_20_body_20__28_user_29_"><text:span text:style-name="T5"><text:tab/></text:span><text:span text:style-name="T5">Comme dans tout projet, il y a des risques auxquels il faut particulièrement faire attention :</text:span></text:p>
      <text:list xml:id="list35458233" text:style-name="WW8Num41">
        <text:list-item>
          <text:list>
            <text:list-item>
              <text:p text:style-name="P3">Respecter les délais</text:p>
            </text:list-item>
            <text:list-item>
              <text:p text:style-name="P3">Répondre aux attentes du client<text:span text:style-name="T4"> <text:line-break/><text:line-break/></text:span></text:p>
            </text:list-item>
          </text:list>
        </text:list-item>
      </text:list>
      <text:p text:style-name="P9"><text:soft-page-break/>Livrables</text:p>
      <text:p text:style-name="P8"><text:span text:style-name="T14"><text:s/></text:span><text:line-break/><text:span text:style-name="T11">A la fin du projet, les documents ci-contre devront être livrés :</text:span></text:p>
      <text:p text:style-name="P1"/>
      <text:list xml:id="list35481916" text:style-name="WW8Num33">
        <text:list-item>
          <text:p>Les codes sources</text:p>
        </text:list-item>
        <text:list-item>
          <text:p>Les annexes :</text:p>
        </text:list-item>
      </text:list>
      <text:list xml:id="list36164341" text:continue-list="list35458233" text:style-name="WW8Num41">
        <text:list-item>
          <text:list>
            <text:list-item>
              <text:p>Le cahier des charges</text:p>
            </text:list-item>
            <text:list-item>
              <text:p>Le dossier de conception</text:p>
            </text:list-item>
            <text:list-item>
              <text:p>Le dossier de tests</text:p>
            </text:list-item>
            <text:list-item>
              <text:p>Le manuel d’utilisation</text:p>
            </text:list-item>
            <text:list-item>
              <text:p text:style-name="P10"><text:span text:style-name="T2">La procédure d’install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Times New Roman'" style:font-family-generic="roman"/>
    <style:font-face style:name="Courier New1" svg:font-family="'Courier New'" style:font-family-generic="modern" style:font-pitch="fixed"/>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style>
    <style:style style:name="Text_20_body_20__28_user_29_" style:display-name="Text body (user)" style:family="paragraph" style:parent-style-name="Standard">
      <style:paragraph-properties fo:margin-top="0cm" fo:margin-bottom="0.212cm" fo:orphans="0" fo:widows="0" fo:hyphenation-ladder-count="no-limit" style:vertical-align="baseline"/>
      <style:text-properties style:letter-kerning="true" style:font-name-asian="SimSun1" style:language-asian="zh" style:country-asian="CN" style:font-name-complex="Mangal2" style:font-size-complex="12pt" style:language-complex="hi" style:country-complex="IN" fo:hyphenate="false" fo:hyphenation-remain-char-count="2" fo:hyphenation-push-char-count="2"/>
    </style:style>
    <style:style style:name="perso_5f_sous-titre1" style:display-name="perso_sous-titre1" style:family="paragraph" style:parent-style-name="Standard">
      <style:paragraph-properties fo:margin-left="0.6cm" fo:margin-right="0cm" fo:text-indent="0.63cm" style:auto-text-indent="false"/>
      <style:text-properties fo:color="#244061" style:font-name="Candara" fo:font-size="16pt" fo:language="none" fo:country="none" fo:font-weight="bold" style:font-size-asian="16pt" style:font-weight-asian="bold"/>
    </style:style>
    <style:style style:name="Paragraphe_20_de_20_liste" style:display-name="Paragraphe de liste" style:family="paragraph" style:parent-style-name="Standard">
      <style:paragraph-properties fo:margin-left="1.27cm" fo:margin-right="0cm" fo:text-indent="0.635cm" style:auto-text-indent="false"/>
      <style:text-properties style:font-name="Calibri" fo:font-size="11pt" fo:language="en" fo:country="US" style:font-size-asian="11pt" style:font-size-complex="11pt" style:language-complex="en" style:country-complex="US"/>
    </style:style>
    <style:style style:name="Numbering_20_Symbols" style:display-name="Numbering Symbols" style:family="text"/>
    <style:style style:name="WW8Num41z0" style:family="text">
      <style:text-properties style:font-name="Calibri"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33z0" style:family="text">
      <style:text-properties style:font-name="Calibri"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1">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3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yvine homo</meta:initial-creator>
    <meta:creation-date>2012-10-07T14:19:12.04</meta:creation-date>
    <dc:date>2012-10-07T16:01:18.65</dc:date>
    <dc:creator>Gayvine homo</dc:creator>
    <meta:editing-duration>PT1H42M8S</meta:editing-duration>
    <meta:editing-cycles>7</meta:editing-cycles>
    <meta:generator>OpenOffice.org/3.3$Win32 OpenOffice.org_project/330m20$Build-9567</meta:generator>
    <meta:document-statistic meta:table-count="0" meta:image-count="0" meta:object-count="0" meta:page-count="2" meta:paragraph-count="31" meta:word-count="425" meta:character-count="2553"/>
  </office:meta>
</office:document-meta>
</file>